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267.85mm"/>
    </style:style>
    <style:style style:name="co4" style:family="table-column">
      <style:table-column-properties fo:break-before="auto" style:column-width="54.05mm"/>
    </style:style>
    <style:style style:name="co5" style:family="table-column">
      <style:table-column-properties fo:break-before="auto" style:column-width="17.92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8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10.2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10.18mm" fo:break-before="auto" style:use-optimal-row-height="true"/>
    </style:style>
    <style:style style:name="ro9" style:family="table-row">
      <style:table-row-properties style:row-height="5.26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start" fo:margin-left="0mm"/>
    </style:style>
    <style:style style:name="ce17" style:family="table-cell" style:parent-style-name="Default">
      <style:table-cell-properties fo:background-color="#ffffff" style:diagonal-bl-tr="none" style:diagonal-tl-br="none" fo:border="0.06pt solid #000000" style:rotation-align="non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ackground-color="#ffffff" style:diagonal-bl-tr="none" style:diagonal-tl-br="none" fo:border="none" style:rotation-align="none"/>
      <style:text-properties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2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: Nicolas Lopez Bartet, Joaquin Hidalgo y Tomás Fabbrini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Como un usuario, necesito validar mis datos, con la finalidad de logearme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Como un usuario, necesito un espacio, con la finalidad de intercambiar información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Como un invitado, necesito visualizar la página, con la finalidad encontrar información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Como un usuario, necesito una forma de ver los horarios, con la finalidad de informarme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Como un usuario, necesito una forma de contactarme con los especialistas, con la finalidad de hablar con ellos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Como un usuario, necesito poder cerrar mi sesión, con la finalidad de resguardar mi cuent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Como un usuario, necesito navegar entre categorías, con la finalidad de ver la información que deseo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mo un usuario, necesito conocer los artículos a la venta y sus precios, con la finalidad de saber si los quiero comprar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Como un usuario, necesito visualizar las distintas rutinas, con la finalidad de asesorarme 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mo un usuario, necesito conocer los planes de entrenamiento, con la finalidad de contratar los que desee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11" calcext:value-type="float">
            <text:p>11</text:p>
          </table:table-cell>
          <table:table-cell table:style-name="Default" office:value-type="string" calcext:value-type="string">
            <text:p>Como un usuario, necesito ingresar mis datos, con la finalidad de tener un perfil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omo un usuario, necesito ver información de los competidores, con la finalidad de conocerlos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float" office:value="13" calcext:value-type="float">
            <text:p>13</text:p>
          </table:table-cell>
          <table:table-cell table:style-name="Default" office:value-type="string" calcext:value-type="string">
            <text:p>Como un usuario, necesito conocer los términos y condiciones, con la finalidad de usar correctamente la págin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float" office:value="14" calcext:value-type="float">
            <text:p>14</text:p>
          </table:table-cell>
          <table:table-cell table:style-name="ce14" office:value-type="string" calcext:value-type="string">
            <text:p>Como un desarrollador, necesito establecer documentación, con la finalidad de poder organizarnos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/>
          <table:table-cell table:style-name="ce5" office:value-type="float" office:value="15" calcext:value-type="float">
            <text:p>15</text:p>
          </table:table-cell>
          <table:table-cell table:style-name="ce15" office:value-type="string" calcext:value-type="string">
            <text:p>Como un desarrollador, necesito crear un botón, con la finalidad de permitir al usuario validar sus datos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/>
          <table:table-cell table:style-name="ce5" office:value-type="float" office:value="16" calcext:value-type="float">
            <text:p>16</text:p>
          </table:table-cell>
          <table:table-cell table:style-name="ce16" office:value-type="string" calcext:value-type="string">
            <text:p>Como un desarrollador, necesito crear un foro, con la finalidad de que el usuario pueda intercambiar información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5" office:value-type="float" office:value="17" calcext:value-type="float">
            <text:p>17</text:p>
          </table:table-cell>
          <table:table-cell table:style-name="ce17" office:value-type="string" calcext:value-type="string">
            <text:p>Como un desarrollador, necesito crear un botón, con la finalidad de que puedan ingresar usuarios invitados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5" office:value-type="float" office:value="18" calcext:value-type="float">
            <text:p>18</text:p>
          </table:table-cell>
          <table:table-cell table:style-name="ce17" office:value-type="string" calcext:value-type="string">
            <text:p>Como un desarrollador, necesito crear una tabla, con la finalidad de mostrar los horarios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8">
          <table:table-cell/>
          <table:table-cell table:style-name="ce5" office:value-type="float" office:value="19" calcext:value-type="float">
            <text:p>19</text:p>
          </table:table-cell>
          <table:table-cell table:style-name="Default" office:value-type="string" calcext:value-type="string">
            <text:p>Como un desarrollador, necesito crear una sección, con la finalidad de mostrar los medios de contacto disponibles 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8">
          <table:table-cell/>
          <table:table-cell table:style-name="ce5" office:value-type="float" office:value="20" calcext:value-type="float">
            <text:p>20</text:p>
          </table:table-cell>
          <table:table-cell table:style-name="ce17" office:value-type="string" calcext:value-type="string">
            <text:p>Como un desarrollador, necesito crear un botón, con la finalidad de que los usuarios puedan cerrar sesión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5" office:value-type="float" office:value="21" calcext:value-type="float">
            <text:p>21</text:p>
          </table:table-cell>
          <table:table-cell table:style-name="ce17" office:value-type="string" calcext:value-type="string">
            <text:p>Como un desarrollador, necesito crear un desplegable, con la finalidad de brindar al usuario las distintas categorías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5" office:value-type="float" office:value="22" calcext:value-type="float">
            <text:p>22</text:p>
          </table:table-cell>
          <table:table-cell table:style-name="ce17" office:value-type="string" calcext:value-type="string">
            <text:p>Como un desarrollador, necesito crear una lista, con la finalidad de permitir al usuario consultar la tiend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/>
          <table:table-cell table:style-name="ce5" office:value-type="float" office:value="23" calcext:value-type="float">
            <text:p>23</text:p>
          </table:table-cell>
          <table:table-cell table:style-name="ce17" office:value-type="string" calcext:value-type="string">
            <text:p>Como un desarrollador, necesito crear un apartado, con la finalidad de que el usuario pueda ver las rutinas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/>
          <table:table-cell table:style-name="ce5" office:value-type="float" office:value="24" calcext:value-type="float">
            <text:p>24</text:p>
          </table:table-cell>
          <table:table-cell table:style-name="ce17" office:value-type="string" calcext:value-type="string">
            <text:p>Como un desarrollador, necesito crear un apartado, con la finalidad de que el usuario pueda ver los distintos planes de entrenamiento y su valor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/>
          <table:table-cell table:style-name="ce5" office:value-type="float" office:value="25" calcext:value-type="float">
            <text:p>25</text:p>
          </table:table-cell>
          <table:table-cell table:style-name="ce17" office:value-type="string" calcext:value-type="string">
            <text:p>Como un desarrollador, necesito crear un formulario, con la finalidad de que el usuario pueda crear y modificar su perfil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8">
          <table:table-cell/>
          <table:table-cell table:style-name="ce5" office:value-type="float" office:value="26" calcext:value-type="float">
            <text:p>26</text:p>
          </table:table-cell>
          <table:table-cell table:style-name="ce17" office:value-type="string" calcext:value-type="string">
            <text:p>Como un desarrollador, necesito crear una sección, con la finalidad de que el usuario pueda ver los competidores y su información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/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Como un desarrollador, necesito crear un botón de pestaña flotante, con la finalidad de que el usuario conozca los términos y condiciones 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/>
          <table:table-cell table:style-name="ce5" office:value-type="float" office:value="28" calcext:value-type="float">
            <text:p>28</text:p>
          </table:table-cell>
          <table:table-cell table:number-columns-repeated="4"/>
          <table:table-cell table:style-name="ce19"/>
          <table:table-cell table:number-columns-repeated="1017"/>
        </table:table-row>
        <table:table-row table:style-name="ro9">
          <table:table-cell/>
          <table:table-cell table:style-name="ce5" office:value-type="float" office:value="29" calcext:value-type="float">
            <text:p>29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30" calcext:value-type="float">
            <text:p>30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31" calcext:value-type="float">
            <text:p>31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33" calcext:value-type="float">
            <text:p>33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34" calcext:value-type="float">
            <text:p>34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36" calcext:value-type="float">
            <text:p>36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37" calcext:value-type="float">
            <text:p>37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9">
          <table:table-cell/>
          <table:table-cell table:style-name="ce5" office:value-type="float" office:value="38" calcext:value-type="float">
            <text:p>38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39" calcext:value-type="float">
            <text:p>39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40" calcext:value-type="float">
            <text:p>40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41" calcext:value-type="float">
            <text:p>41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42" calcext:value-type="float">
            <text:p>42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43" calcext:value-type="float">
            <text:p>43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44" calcext:value-type="float">
            <text:p>44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46" calcext:value-type="float">
            <text:p>46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47" calcext:value-type="float">
            <text:p>47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48" calcext:value-type="float">
            <text:p>48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49" calcext:value-type="float">
            <text:p>49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50" calcext:value-type="float">
            <text:p>50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51" calcext:value-type="float">
            <text:p>51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52" calcext:value-type="float">
            <text:p>52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53" calcext:value-type="float">
            <text:p>53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54" calcext:value-type="float">
            <text:p>54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55" calcext:value-type="float">
            <text:p>55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float" office:value="56" calcext:value-type="float">
            <text:p>56</text:p>
          </table:table-cell>
          <table:table-cell table:number-columns-repeated="1022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2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20:19:04.4602285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4-29T21:35:48.543131660</dc:date>
    <meta:generator>LibreOffice/6.2.8.2$Linux_X86_64 LibreOffice_project/20$Build-2</meta:generator>
    <meta:editing-duration>PT9M55S</meta:editing-duration>
    <meta:editing-cycles>4</meta:editing-cycles>
    <meta:document-statistic meta:table-count="1" meta:cell-count="19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